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2.00pt" fo:font-weight="normal" fo:font-family="'Verdana CE'" style:font-family-asian="'Verdana CE'" style:font-family-complex="'Verdana CE'" fo:background-color="transparent" style:use-window-font-color="true"/>
    </style:style>
    <style:style style:name="T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justify" fo:margin-bottom="7.00pt"/>
    </style:style>
    <text:list-style style:name="L2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2" style:family="paragraph">
      <style:paragraph-properties fo:line-height="120.00%" fo:text-align="justify"/>
    </style:style>
    <style:style style:name="P3" style:family="paragraph">
      <style:paragraph-properties fo:line-height="120.00%" fo:text-align="justify"/>
    </style:style>
    <style:style style:name="P4" style:family="paragraph">
      <style:paragraph-properties fo:line-height="120.00%" fo:text-align="justify" fo:margin-bottom="7.00pt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ar Sir or Madam,</text:span></text:p>
      <text:p text:style-name="P1"><text:span text:style-name="T1">I am writing to express my interest in a Junior Node.js Developer position at your company. I believe that my technical experience and education provides<text:s text:c="2"/>me a position of a competitive candidate .</text:span></text:p>
      <text:p text:style-name="P1"><text:span text:style-name="T1">After seeing no possibility of significant long-term progress, both in terms of salary and acquiring knowledge, I quit my previous job, with a financial ability that enabled me to go on a temporary hiatus and start learning web development. While doing my research on various back-end frameworks and languages I found Node.js to be the most appealing, but I was hesitant to pursue course of learning for Node.js job<text:s text:c="2"/>in Novi Sad, and Serbia in general, since they were very scarce. Instead, I decided to expand on my knowledge of Python and Java, and eventually learn Node.js on the other side. But now, seeing as you are hiring appropriate candidates, I see this as a unique opportunity for a mutually beneficial relationship.</text:span></text:p>
      <text:p text:style-name="P1"><text:span text:style-name="T1">I believe one of my key strengths are eagerness to learn Node.js and overall experience in learning and adopting new concepts and technologies. Another key strength is working –within- multiple- teams experience, both on QA and development side. The aforementioned and a degree in informatics, gives me a full understanding of the full life cycle of a software development project. My experience includes:</text:span></text:p>
      <text:list text:style-name="L2">
        <text:list-item>
          <text:p text:style-name="P2"><text:span text:style-name="T1">Programming both new software and maintenance work</text:span></text:p>
        </text:list-item>
        <text:list-item>
          <text:p text:style-name="P2"><text:span text:style-name="T1">Problem isolation and analysis</text:span></text:p>
        </text:list-item>
        <text:list-item>
          <text:p text:style-name="P2"><text:span text:style-name="T1">Software quality testing</text:span></text:p>
        </text:list-item>
        <text:list-item>
          <text:p text:style-name="P2"><text:span text:style-name="T1">Participating in regular conference calls and live meetings with project leaders from the USA</text:span></text:p>
        </text:list-item>
      </text:list>
      <text:p text:style-name="P3"><text:span text:style-name="T2"/></text:p>
      <text:p text:style-name="P4"><text:span text:style-name="T3">Please see my resume for additional information.</text:span></text:p>
      <text:p text:style-name="P4"><text:span text:style-name="T3">You can be reach me anytime at (+381) 63 599 336 or aleksa47@gmail.com. Thank you for your time and consideration. </text:span></text:p>
      <text:p text:style-name="P4"><text:span text:style-name="T3">I am looking forward to speak to you about this employment opportunity.</text:span></text:p>
      <text:p text:style-name="P4"><text:span text:style-name="T3">Sincerely,</text:span></text:p>
      <text:p text:style-name="P5"><text:span text:style-name="T4">Aleksa Stojanović</text:span><text:span text:style-name="T5"/></text:p>
      <text:p text:style-name="P6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